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SUM([.C2:.E2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1-dim range</text:p>
          </table:table-cell>
          <table:table-cell office:value-type="string">
            <text:p>SUM</text:p>
          </table:table-cell>
          <table:table-cell table:number-columns-repeated="244"/>
        </table:table-row>
        <table:table-row table:style-name="ro2">
          <table:table-cell office:value-type="float" office:value="15">
            <text:p>15</text:p>
          </table:table-cell>
          <table:table-cell table:formula="oooc:=SUM([.C3:.E3])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SUM([.C5:.E6])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2-dim range</text:p>
          </table:table-cell>
          <table:table-cell table:number-columns-repeated="245"/>
        </table:table-row>
        <table:table-row table:style-name="ro2">
          <table:table-cell office:value-type="float" office:value="30">
            <text:p>30</text:p>
          </table:table-cell>
          <table:table-cell table:formula="oooc:=SUM([.C6:.E6])*2" office:value-type="float" office:value="30">
            <office:annotation draw:style-name="gr1" draw:text-style-name="P1" svg:width="1.788cm" svg:height="2.001cm" svg:x="10.657cm" svg:y="1.229cm" draw:caption-point-x="-10.657cm" draw:caption-point-y="-1.229cm">
              <dc:date>2007-11-0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3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SUM([.C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Single cell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formula="oooc:=SUM([.C9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SUM([.C11];[.D11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Multiple cells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formula="oooc:=SUM([.C12];[.D12])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SUM([.C14];[.D14];[.E14])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Three cells with blanks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formula="oooc:=SUM([.C15];[.D15];[.E15])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 table:formula="oooc:=SUM([.C17];[.G17];[.D17];[.I17])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Non-contiguous cells</text:p>
          </table:table-cell>
          <table:table-cell table:number-columns-repeated="245"/>
        </table:table-row>
        <table:table-row table:style-name="ro2">
          <table:table-cell office:value-type="float" office:value="17">
            <text:p>17</text:p>
          </table:table-cell>
          <table:table-cell table:formula="oooc:=SUM([.C18];[.G18];[.D18];[.I18])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SUM([.D20];[.C20];[.C20];[.D20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Cells referenced multiply</text:p>
          </table:table-cell>
          <table:table-cell table:number-columns-repeated="245"/>
        </table:table-row>
        <table:table-row table:style-name="ro2">
          <table:table-cell office:value-type="float" office:value="18">
            <text:p>18</text:p>
          </table:table-cell>
          <table:table-cell table:formula="oooc:=SUM([.D21];[.C21];[.C21];[.D21])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 table:formula="oooc:=SUM(SumRange)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Named range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formula="oooc:=SUM([.C24:.E24])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SUM([.C26:.H26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6">
            <text:p>6</text:p>
          </table:table-cell>
          <table:table-cell office:value-type="string">
            <text:p>Range with blanks</text:p>
          </table:table-cell>
          <table:table-cell table:number-columns-repeated="245"/>
        </table:table-row>
        <table:table-row table:style-name="ro2">
          <table:table-cell office:value-type="float" office:value="15">
            <text:p>15</text:p>
          </table:table-cell>
          <table:table-cell table:formula="oooc:=SUM([.C27:.H27])" office:value-type="float" office:value="15">
            <text:p>1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 table:formula="oooc:=SUM([.C29:.E29];[.G29];[.I29])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Mixture of ranges and cells with blanks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formula="oooc:=SUM([.C30:.E30];[.G30];[.I30])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/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35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 table:number-rows-repeated="6547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Sum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7">07.11.2007</text:date>, <text:time>09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ter Arrenbrecht</meta:initial-creator>
    <meta:creation-date>2005-11-22T22:05:38</meta:creation-date>
    <dc:date>2007-11-07T09:23:1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48"/>
  </office:meta>
</office:document-meta>
</file>